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f0f" officeooo:paragraph-rsid="00072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31T17:39:25.973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1.3.2$Windows_X86_64 LibreOffice_project/47f78053abe362b9384784d31a6e56f8511eb1c1</meta:generator>
  </office:meta>
</office:document-meta>
</file>